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00688f"/>
    </style:style>
    <style:style style:name="gr2" style:family="graphic" style:parent-style-name="standard">
      <style:graphic-properties draw:stroke="none" svg:stroke-width="0.003cm" draw:fill-color="#8dcaef"/>
    </style:style>
    <style:style style:name="gr3" style:family="graphic" style:parent-style-name="standard">
      <style:graphic-properties draw:stroke="none" svg:stroke-width="0.003cm" draw:fill-color="#009bdf"/>
    </style:style>
    <style:style style:name="gr4" style:family="graphic" style:parent-style-name="standard">
      <style:graphic-properties draw:stroke="none" svg:stroke-width="0.003cm" draw:fill-color="#008ccf"/>
    </style:style>
    <style:style style:name="gr5" style:family="graphic" style:parent-style-name="standard">
      <style:graphic-properties draw:stroke="none" svg:stroke-width="0.003cm" draw:fill-color="#1f1a17"/>
    </style:style>
    <style:style style:name="gr6" style:family="graphic" style:parent-style-name="standard">
      <style:graphic-properties draw:stroke="none" svg:stroke-width="0.003cm" draw:fill-color="#ffffff"/>
    </style:style>
  </office:automatic-styles>
  <office:body>
    <office:drawing>
      <draw:page draw:name="page1" draw:style-name="dp1" draw:master-page-name="Default">
        <draw:g>
          <draw:glue-point draw:id="4" svg:x="-2.844cm" svg:y="-5cm"/>
          <draw:glue-point draw:id="5" svg:x="5cm" svg:y="-5cm"/>
          <draw:glue-point draw:id="6" svg:x="1.079cm" svg:y="-5cm"/>
          <draw:glue-point draw:id="7" svg:x="-4.979cm" svg:y="5cm"/>
          <draw:glue-point draw:id="8" svg:x="3.323cm" svg:y="5cm"/>
          <draw:glue-point draw:id="9" svg:x="-0.828cm" svg:y="5cm"/>
          <draw:glue-point draw:id="10" svg:x="-5cm" svg:y="-3.243cm"/>
          <draw:glue-point draw:id="11" svg:x="-5cm" svg:y="0.879cm"/>
          <draw:glue-point draw:id="12" svg:x="5cm" svg:y="3.226cm"/>
          <draw:glue-point draw:id="13" svg:x="5cm" svg:y="-0.887cm"/>
          <draw:glue-point draw:id="14" svg:x="0.075cm" svg:y="-0.003cm"/>
          <draw:polygon draw:style-name="gr1" draw:layer="layout" svg:width="0.368cm" svg:height="1.971cm" svg:x="1.812cm" svg:y="0.015cm" svg:viewBox="0 0 369 1972" draw:points="0,1972 369,1620 369,0 0,351">
            <text:p/>
          </draw:polygon>
          <draw:polygon draw:style-name="gr2" draw:layer="layout" svg:width="0.393cm" svg:height="0.376cm" svg:x="1.802cm" svg:y="1.62cm" svg:viewBox="0 0 394 377" draw:points="394,14 369,4 0,356 19,377 388,25 394,14 388,25 390,23 391,23 391,21 392,19 392,18 394,17 394,15 394,14 394,13 392,12 392,10 391,9 391,8 391,7 390,5 389,4 388,4 387,3 386,2 385,1 384,0 383,0 381,0 379,0 379,0 377,0 375,0 374,0 373,1 371,2 370,3 369,4">
            <text:p/>
          </draw:polygon>
          <draw:polygon draw:style-name="gr2" draw:layer="layout" svg:width="0.03cm" svg:height="1.634cm" svg:x="2.165cm" svg:y="0cm" svg:viewBox="0 0 31 1635" draw:points="5,4 0,14 0,1635 31,1635 31,14 5,4 31,14 31,12 29,11 29,9 28,8 28,7 27,5 26,4 25,4 24,2 24,2 21,1 21,0 19,0 17,0 17,0 15,0 13,0 12,0 10,0 10,0 8,1 7,2 6,2 5,4 4,4 3,5 2,7 1,8 0,9 0,11 0,12 0,14">
            <text:p/>
          </draw:polygon>
          <draw:polygon draw:style-name="gr2" draw:layer="layout" svg:width="0.393cm" svg:height="0.376cm" svg:x="1.797cm" svg:y="0.004cm" svg:viewBox="0 0 394 377" draw:points="0,362 24,372 394,21 374,0 5,351 0,362 5,351 3,353 2,354 2,355 1,357 1,358 0,359 0,361 0,362 0,363 1,365 1,366 2,368 2,368 2,370 3,371 4,372 5,372 6,373 7,374 8,375 10,376 10,376 12,377 13,377 14,377 16,377 18,377 19,376 20,375 22,374 23,373 24,372">
            <text:p/>
          </draw:polygon>
          <draw:polygon draw:style-name="gr2" draw:layer="layout" svg:width="0.03cm" svg:height="1.634cm" svg:x="1.797cm" svg:y="0.366cm" svg:viewBox="0 0 31 1635" draw:points="25,1630 31,1620 31,0 0,0 0,1620 25,1630 0,1620 0,1622 1,1624 1,1625 2,1626 3,1628 3,1629 4,1630 5,1631 6,1632 6,1632 9,1633 9,1634 11,1634 13,1635 14,1635 15,1635 17,1635 18,1635 19,1634 20,1634 22,1633 23,1632 24,1632 25,1631 26,1630 27,1629 28,1628 29,1626 29,1625 29,1624 29,1622 31,1620">
            <text:p/>
          </draw:polygon>
          <draw:polygon draw:style-name="gr3" draw:layer="layout" svg:width="2.166cm" svg:height="0.351cm" svg:x="0.014cm" svg:y="0.015cm" svg:viewBox="0 0 2167 352" draw:points="2167,0 1798,352 0,352 468,0">
            <text:p/>
          </draw:polygon>
          <draw:polygon draw:style-name="gr2" draw:layer="layout" svg:width="0.393cm" svg:height="0.376cm" svg:x="1.797cm" svg:y="0.004cm" svg:viewBox="0 0 394 377" draw:points="14,377 24,372 394,21 374,0 5,351 14,377 5,351 3,353 2,354 2,355 1,357 1,358 0,359 0,361 0,362 0,363 1,365 1,366 2,368 2,368 2,370 3,371 4,372 5,372 6,373 7,374 8,375 10,376 10,376 12,377 13,377 14,377 16,377 18,377 19,376 20,375 22,374 23,373 24,372">
            <text:p/>
          </draw:polygon>
          <draw:polygon draw:style-name="gr2" draw:layer="layout" svg:width="1.812cm" svg:height="0.029cm" svg:x="0cm" svg:y="0.351cm" svg:viewBox="0 0 1813 30" draw:points="5,2 14,30 1813,30 1813,0 14,0 5,2 14,0 12,0 10,0 9,0 7,1 6,1 5,2 4,3 3,4 2,5 2,6 1,7 0,9 0,10 0,11 0,12 0,14 0,16 0,17 0,18 0,20 1,21 2,23 2,24 3,24 4,25 5,27 6,27 7,28 9,29 10,29 12,30 14,30">
            <text:p/>
          </draw:polygon>
          <draw:polygon draw:style-name="gr2" draw:layer="layout" svg:width="0.491cm" svg:height="0.377cm" svg:x="0.006cm" svg:y="0cm" svg:viewBox="0 0 492 378" draw:points="477,0 468,2 0,354 16,378 485,26 477,0 485,26 487,25 487,23 489,22 490,21 490,19 491,18 491,17 492,16 492,14 491,13 491,12 491,10 490,9 490,8 489,7 488,5 487,4 487,4 485,2 484,2 483,1 481,0 481,0 479,0 478,0 477,0 475,0 474,0 473,0 471,1 470,2 468,2">
            <text:p/>
          </draw:polygon>
          <draw:polygon draw:style-name="gr2" draw:layer="layout" svg:width="1.712cm" svg:height="0.029cm" svg:x="0.482cm" svg:y="0cm" svg:viewBox="0 0 1713 30" draw:points="1707,25 1698,0 0,0 0,30 1698,30 1707,25 1698,30 1699,29 1701,29 1703,29 1704,28 1705,27 1707,26 1707,25 1708,25 1709,24 1710,22 1710,21 1711,20 1711,19 1711,17 1713,15 1713,15 1713,13 1711,12 1711,10 1711,9 1710,8 1710,6 1709,5 1708,5 1707,4 1707,2 1705,2 1704,1 1703,0 1701,0 1699,0 1698,0">
            <text:p/>
          </draw:polygon>
          <draw:polygon draw:style-name="gr4" draw:layer="layout" svg:width="1.793cm" svg:height="1.62cm" svg:x="0.018cm" svg:y="0.366cm" svg:viewBox="0 0 1794 1621" draw:points="1794,1621 1794,0 0,0 0,1621">
            <text:p/>
          </draw:polygon>
          <draw:polygon draw:style-name="gr2" draw:layer="layout" svg:width="0.03cm" svg:height="1.634cm" svg:x="1.797cm" svg:y="0.351cm" svg:viewBox="0 0 31 1635" draw:points="15,0 0,14 0,1635 31,1635 31,14 15,0 31,14 31,0">
            <text:p/>
          </draw:polygon>
          <draw:polygon draw:style-name="gr2" draw:layer="layout" svg:width="1.807cm" svg:height="0.029cm" svg:x="0.005cm" svg:y="0.351cm" svg:viewBox="0 0 1808 30" draw:points="0,14 13,30 1808,30 1808,0 13,0 0,14 13,0 0,0">
            <text:p/>
          </draw:polygon>
          <draw:polygon draw:style-name="gr2" draw:layer="layout" svg:width="0.029cm" svg:height="1.634cm" svg:x="0.005cm" svg:y="0.366cm" svg:viewBox="0 0 30 1635" draw:points="14,1635 30,1620 30,0 0,0 0,1620 14,1635 0,1620 0,1635">
            <text:p/>
          </draw:polygon>
          <draw:polygon draw:style-name="gr2" draw:layer="layout" svg:width="1.808cm" svg:height="0.029cm" svg:x="0.018cm" svg:y="1.971cm" svg:viewBox="0 0 1809 30" draw:points="1809,14 1793,0 0,0 0,30 1793,30 1809,14 1793,30 1809,30">
            <text:p/>
          </draw:polygon>
          <draw:polygon draw:style-name="gr5" draw:layer="layout" svg:width="0.193cm" svg:height="1.308cm" svg:x="0.836cm" svg:y="0.565cm" svg:viewBox="0 0 194 1309" draw:points="65,0 65,1163 0,1163 97,1309 194,1163 128,1163 128,0">
            <text:p/>
          </draw:polygon>
          <draw:polygon draw:style-name="gr5" draw:layer="layout" svg:width="0.194cm" svg:height="1.308cm" svg:x="0.336cm" svg:y="0.565cm" svg:viewBox="0 0 195 1309" draw:points="65,0 65,1163 0,1163 97,1309 195,1163 129,1163 129,0">
            <text:p/>
          </draw:polygon>
          <draw:polygon draw:style-name="gr5" draw:layer="layout" svg:width="0.194cm" svg:height="1.308cm" svg:x="1.313cm" svg:y="0.561cm" svg:viewBox="0 0 195 1309" draw:points="65,0 65,1163 0,1163 97,1309 195,1163 128,1163 128,0">
            <text:p/>
          </draw:polygon>
          <draw:polygon draw:style-name="gr5" draw:layer="layout" svg:width="1.458cm" svg:height="0.057cm" svg:x="0.192cm" svg:y="0.964cm" svg:viewBox="0 0 1459 58" draw:points="0,29 28,58 1459,58 1459,0 28,0 0,29 0,58 28,58">
            <text:p/>
          </draw:polygon>
          <draw:polygon draw:style-name="gr5" draw:layer="layout" svg:width="0.058cm" svg:height="0.485cm" svg:x="0.192cm" svg:y="0.508cm" svg:viewBox="0 0 59 486" draw:points="29,0 0,29 0,486 59,486 59,29 29,0 0,0 0,29">
            <text:p/>
          </draw:polygon>
          <draw:polygon draw:style-name="gr5" draw:layer="layout" svg:width="1.458cm" svg:height="0.058cm" svg:x="0.22cm" svg:y="0.508cm" svg:viewBox="0 0 1459 59" draw:points="1459,29 1430,0 0,0 0,59 1430,59 1459,29 1459,0 1430,0">
            <text:p/>
          </draw:polygon>
          <draw:polygon draw:style-name="gr5" draw:layer="layout" svg:width="0.057cm" svg:height="0.484cm" svg:x="1.621cm" svg:y="0.537cm" svg:viewBox="0 0 58 485" draw:points="29,485 58,456 58,0 0,0 0,456 29,485 58,485 58,456">
            <text:p/>
          </draw:polygon>
          <draw:polygon draw:style-name="gr6" draw:layer="layout" svg:width="0.193cm" svg:height="1.307cm" svg:x="0.823cm" svg:y="0.555cm" svg:viewBox="0 0 194 1308" draw:points="66,0 66,1162 0,1162 96,1308 194,1162 129,1162 129,0">
            <text:p/>
          </draw:polygon>
          <draw:polygon draw:style-name="gr6" draw:layer="layout" svg:width="0.195cm" svg:height="1.307cm" svg:x="0.324cm" svg:y="0.555cm" svg:viewBox="0 0 196 1308" draw:points="66,0 66,1162 0,1162 98,1308 196,1162 128,1162 128,0">
            <text:p/>
          </draw:polygon>
          <draw:polygon draw:style-name="gr6" draw:layer="layout" svg:width="0.193cm" svg:height="1.307cm" svg:x="1.3cm" svg:y="0.555cm" svg:viewBox="0 0 194 1308" draw:points="66,0 66,1162 0,1162 96,1308 194,1162 128,1162 128,0">
            <text:p/>
          </draw:polygon>
          <draw:polygon draw:style-name="gr6" draw:layer="layout" svg:width="1.458cm" svg:height="0.057cm" svg:x="0.18cm" svg:y="0.953cm" svg:viewBox="0 0 1459 58" draw:points="0,29 28,58 1459,58 1459,0 28,0 0,29 0,58 28,58">
            <text:p/>
          </draw:polygon>
          <draw:polygon draw:style-name="gr6" draw:layer="layout" svg:width="0.058cm" svg:height="0.485cm" svg:x="0.18cm" svg:y="0.497cm" svg:viewBox="0 0 59 486" draw:points="29,0 0,28 0,486 59,486 59,28 29,0 0,0 0,28">
            <text:p/>
          </draw:polygon>
          <draw:polygon draw:style-name="gr6" draw:layer="layout" svg:width="1.458cm" svg:height="0.058cm" svg:x="0.209cm" svg:y="0.497cm" svg:viewBox="0 0 1459 59" draw:points="1459,29 1430,0 0,0 0,59 1430,59 1459,29 1459,0 1430,0">
            <text:p/>
          </draw:polygon>
          <draw:polygon draw:style-name="gr6" draw:layer="layout" svg:width="0.058cm" svg:height="0.485cm" svg:x="1.609cm" svg:y="0.526cm" svg:viewBox="0 0 59 486" draw:points="29,486 59,457 59,0 0,0 0,457 29,486 59,486 59,457">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General appliance</dc:title>
    <meta:creation-date>2011-02-07T16:33:15</meta:creation-date>
    <meta:editing-duration>P0D</meta:editing-duration>
    <meta:editing-cycles>1</meta:editing-cycles>
    <meta:document-statistic meta:object-count="30"/>
    <meta:generator>OpenOffice.org/3.3$Linux OpenOffice.org_project/330m20$Build-9567</meta:generator>
  </office:meta>
</office:document-meta>
</file>